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mpérature (en °C)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mps (en minut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érature (en °C)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temps (en minute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érature (en °C)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s (en minute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0:04:16.963752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1-05-18T19:58:11.387559576</meta:creation-date>
    <dc:date>2021-05-18T20:06:24.425800485</dc:date>
    <dc:creator>J Cercy</dc:creator>
    <meta:editing-duration>PT6M12S</meta:editing-duration>
    <meta:editing-cycles>3</meta:editing-cycles>
    <meta:generator>LibreOffice/7.0.4.2$Linux_X86_64 LibreOffice_project/00$Build-2</meta:generator>
    <meta:document-statistic meta:table-count="1" meta:cell-count="40" meta:object-count="0"/>
  </office:meta>
</office:document-meta>
</file>